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3" table:style-name="ta1">
        <table:shapes>
          <draw:frame draw:z-index="0" draw:style-name="gr1" draw:text-style-name="P1" svg:width="750.05pt" svg:height="454.03pt" svg:x="85.07pt" svg:y="18.82pt">
            <draw:object draw:notify-on-update-of-ranges="data3.A1:data3.A295 data3.B1:data3.B29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63" calcext:value-type="float">
            <text:p>4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9T18:48:29.705781025</dc:date>
    <meta:editing-duration>PT30S</meta:editing-duration>
    <meta:editing-cycles>1</meta:editing-cycles>
    <meta:document-statistic meta:table-count="1" meta:cell-count="590" meta:object-count="1"/>
    <meta:generator>LibreOffice/6.1.5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461cm" svg:height="16.018cm" xlink:href=".." xlink:type="simple" chart:class="chart:radar" chart:style-name="ch1">
        <chart:legend chart:legend-position="end" svg:x="23.609cm" svg:y="7.71cm" style:legend-expansion="high" chart:style-name="ch2"/>
        <chart:plot-area chart:style-name="ch3" table:cell-range-address="data3.A1:data3.B295" chart:data-source-has-labels="column" svg:x="4.288cm" svg:y="0.358cm" svg:width="15.858cm" svg:height="16.338cm">
          <chartooo:coordinate-region svg:x="2.65cm" svg:y="1.67cm" svg:width="19.192cm" svg:height="13.716cm"/>
          <chart:axis chart:dimension="x" chart:name="primary-x" chart:style-name="ch4" chartooo:axis-type="auto">
            <chartooo:date-scale/>
            <chart:categories table:cell-range-address="data3.A1:data3.A295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data3.B1:data3.B295" chart:class="chart:radar">
            <chart:data-point chart:repeated="2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data3.A1:data3.A295</svg:desc>
                </draw:g>
              </table:table-cell>
              <table:table-cell office:value-type="float" office:value="12">
                <text:p>12</text:p>
                <draw:g>
                  <svg:desc>data3.B1:data3.B295</svg:desc>
                </draw:g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463">
                <text:p>4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